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 channel amplification" table:style-name="ta1">
        <table:shapes>
          <draw:frame draw:z-index="0" draw:style-name="gr1" draw:text-style-name="P1" svg:width="6.2949in" svg:height="3.5449in" svg:x="8.1146in" svg:y="0.1465in">
            <draw:object draw:notify-on-update-of-ranges="'Voltage channel amplification'.C6:'Voltage channel amplification'.C19 'Voltage channel amplification'.D6:'Voltage channel amplification'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5in" svg:height="3.5449in" svg:x="8.1906in" svg:y="3.8693in">
            <draw:object draw:notify-on-update-of-ranges="'Voltage channel amplification'.C6:'Voltage channel amplification'.C19 'Voltage channel amplification'.F6:'Voltage channel amplification'.F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49in" svg:height="3.5453in" svg:x="14.8102in" svg:y="0.1358in">
            <draw:object draw:notify-on-update-of-ranges="'Voltage channel amplification'.B25:'Voltage channel amplification'.B40 'Voltage channel amplification'.F25:'Voltage channel amplification'.F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45in" svg:height="3.5453in" svg:x="14.778in" svg:y="3.9736in">
            <draw:object draw:notify-on-update-of-ranges="'Voltage channel amplification'.B25:'Voltage channel amplification'.B40 'Voltage channel amplification'.E25:'Voltage channel amplification'.E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req=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U_in theor</text:p>
          </table:table-cell>
          <table:table-cell office:value-type="string" calcext:value-type="string">
            <text:p>U_in</text:p>
          </table:table-cell>
          <table:table-cell office:value-type="string" calcext:value-type="string">
            <text:p>U_out</text:p>
          </table:table-cell>
          <table:table-cell office:value-type="string" calcext:value-type="string">
            <text:p>Remarks</text:p>
          </table:table-cell>
          <table:table-cell table:style-name="Default" office:value-type="string" calcext:value-type="string">
            <text:p>Amplification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 calcext:value-type="string">
            <text:p>mVrms</text:p>
          </table:table-cell>
          <table:table-cell/>
          <table:table-cell table:style-name="Default" office:value-type="string" calcext:value-type="string">
            <text:p>[V/V]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D4]/[.C4]" office:value-type="string" office:string-value="" calcext:value-type="error">
            <text:p>#DIV/0!</text:p>
          </table:table-cell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D5]/[.C5]" office:value-type="string" office:string-value="" calcext:value-type="error">
            <text:p>#DIV/0!</text:p>
          </table:table-cell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.7" calcext:value-type="float">
            <text:p>32.7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Noise floor</text:p>
          </table:table-cell>
          <table:table-cell table:formula="of:=[.D6]/[.C6]" office:value-type="float" office:value="0.437920489296636" calcext:value-type="float">
            <text:p>0.44</text:p>
          </table:table-cell>
          <table:table-cell table:style-name="ce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0.44" calcext:value-type="float">
            <text:p>40.44</text:p>
          </table:table-cell>
          <table:table-cell office:value-type="float" office:value="25.04" calcext:value-type="float">
            <text:p>25.04</text:p>
          </table:table-cell>
          <table:table-cell office:value-type="string" calcext:value-type="string">
            <text:p>Noise floor</text:p>
          </table:table-cell>
          <table:table-cell table:formula="of:=[.D7]/[.C7]" office:value-type="float" office:value="0.619188921859545" calcext:value-type="float">
            <text:p>0.62</text:p>
          </table:table-cell>
          <table:table-cell table:style-name="ce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.06" calcext:value-type="float">
            <text:p>49.06</text:p>
          </table:table-cell>
          <table:table-cell office:value-type="float" office:value="34.66" calcext:value-type="float">
            <text:p>34.66</text:p>
          </table:table-cell>
          <table:table-cell office:value-type="string" calcext:value-type="string">
            <text:p>Noise floor</text:p>
          </table:table-cell>
          <table:table-cell table:formula="of:=[.D8]/[.C8]" office:value-type="float" office:value="0.706481858948227" calcext:value-type="float">
            <text:p>0.71</text:p>
          </table:table-cell>
          <table:table-cell table:style-name="ce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9.7" calcext:value-type="float">
            <text:p>59.7</text:p>
          </table:table-cell>
          <table:table-cell office:value-type="float" office:value="44.78" calcext:value-type="float">
            <text:p>44.78</text:p>
          </table:table-cell>
          <table:table-cell office:value-type="string" calcext:value-type="string">
            <text:p>Nosie floor</text:p>
          </table:table-cell>
          <table:table-cell table:formula="of:=[.D9]/[.C9]" office:value-type="float" office:value="0.750083752093802" calcext:value-type="float">
            <text:p>0.75</text:p>
          </table:table-cell>
          <table:table-cell table:style-name="ce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0.35" calcext:value-type="float">
            <text:p>70.35</text:p>
          </table:table-cell>
          <table:table-cell office:value-type="float" office:value="54.78" calcext:value-type="float">
            <text:p>54.78</text:p>
          </table:table-cell>
          <table:table-cell/>
          <table:table-cell table:formula="of:=[.D10]/[.C10]" office:value-type="float" office:value="0.778678038379531" calcext:value-type="float">
            <text:p>0.78</text:p>
          </table:table-cell>
          <table:table-cell table:style-name="ce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65.37" calcext:value-type="float">
            <text:p>65.37</text:p>
          </table:table-cell>
          <table:table-cell/>
          <table:table-cell table:formula="of:=[.D11]/[.C11]" office:value-type="float" office:value="0.800416309538386" calcext:value-type="float">
            <text:p>0.80</text:p>
          </table:table-cell>
          <table:table-cell table:style-name="ce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0.71" calcext:value-type="float">
            <text:p>90.71</text:p>
          </table:table-cell>
          <table:table-cell office:value-type="float" office:value="73.33" calcext:value-type="float">
            <text:p>73.33</text:p>
          </table:table-cell>
          <table:table-cell/>
          <table:table-cell table:formula="of:=[.D12]/[.C12]" office:value-type="float" office:value="0.808400396869143" calcext:value-type="float">
            <text:p>0.81</text:p>
          </table:table-cell>
          <table:table-cell table:style-name="ce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06" calcext:value-type="float">
            <text:p>100.06</text:p>
          </table:table-cell>
          <table:table-cell office:value-type="float" office:value="81.15" calcext:value-type="float">
            <text:p>81.15</text:p>
          </table:table-cell>
          <table:table-cell/>
          <table:table-cell table:formula="of:=[.D13]/[.C13]" office:value-type="float" office:value="0.811013391964821" calcext:value-type="float">
            <text:p>0.81</text:p>
          </table:table-cell>
          <table:table-cell table:style-name="ce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02.84" calcext:value-type="float">
            <text:p>202.84</text:p>
          </table:table-cell>
          <table:table-cell office:value-type="float" office:value="171.21" calcext:value-type="float">
            <text:p>171.21</text:p>
          </table:table-cell>
          <table:table-cell/>
          <table:table-cell table:formula="of:=[.D14]/[.C14]" office:value-type="float" office:value="0.844064287122855" calcext:value-type="float">
            <text:p>0.84</text:p>
          </table:table-cell>
          <table:table-cell table:style-name="ce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05.16" calcext:value-type="float">
            <text:p>305.16</text:p>
          </table:table-cell>
          <table:table-cell office:value-type="float" office:value="260.65" calcext:value-type="float">
            <text:p>260.65</text:p>
          </table:table-cell>
          <table:table-cell/>
          <table:table-cell table:formula="of:=[.D15]/[.C15]" office:value-type="float" office:value="0.854142089395727" calcext:value-type="float">
            <text:p>0.85</text:p>
          </table:table-cell>
          <table:table-cell table:style-name="ce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400.96" calcext:value-type="float">
            <text:p>400.96</text:p>
          </table:table-cell>
          <table:table-cell office:value-type="float" office:value="344.13" calcext:value-type="float">
            <text:p>344.13</text:p>
          </table:table-cell>
          <table:table-cell/>
          <table:table-cell table:formula="of:=[.D16]/[.C16]" office:value-type="float" office:value="0.858265163607342" calcext:value-type="float">
            <text:p>0.86</text:p>
          </table:table-cell>
          <table:table-cell table:style-name="ce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97.08" calcext:value-type="float">
            <text:p>497.08</text:p>
          </table:table-cell>
          <table:table-cell office:value-type="float" office:value="431.88" calcext:value-type="float">
            <text:p>431.88</text:p>
          </table:table-cell>
          <table:table-cell/>
          <table:table-cell table:formula="of:=[.D17]/[.C17]" office:value-type="float" office:value="0.868833990504547" calcext:value-type="float">
            <text:p>0.87</text:p>
          </table:table-cell>
          <table:table-cell table:style-name="ce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603.71" calcext:value-type="float">
            <text:p>603.71</text:p>
          </table:table-cell>
          <table:table-cell office:value-type="float" office:value="524.74" calcext:value-type="float">
            <text:p>524.74</text:p>
          </table:table-cell>
          <table:table-cell/>
          <table:table-cell table:formula="of:=[.D18]/[.C18]" office:value-type="float" office:value="0.869192161799539" calcext:value-type="float">
            <text:p>0.87</text:p>
          </table:table-cell>
          <table:table-cell table:style-name="ce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float" office:value="699.74" calcext:value-type="float">
            <text:p>699.74</text:p>
          </table:table-cell>
          <table:table-cell office:value-type="float" office:value="611.94" calcext:value-type="float">
            <text:p>611.94</text:p>
          </table:table-cell>
          <table:table-cell office:value-type="string" calcext:value-type="string">
            <text:p>Highest non distored voltage level</text:p>
          </table:table-cell>
          <table:table-cell table:formula="of:=[.D19]/[.C19]" office:value-type="float" office:value="0.874524823505874" calcext:value-type="float">
            <text:p>0.87</text:p>
          </table:table-cell>
          <table:table-cell table:style-name="ce2"/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Amplific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mVrms</text:p>
          </table:table-cell>
          <table:table-cell office:value-type="string" calcext:value-type="string">
            <text:p>deg</text:p>
          </table:table-cell>
          <table:table-cell table:style-name="Default"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8.12" calcext:value-type="float">
            <text:p>308.12</text:p>
          </table:table-cell>
          <table:table-cell office:value-type="float" office:value="188.17" calcext:value-type="float">
            <text:p>188.17</text:p>
          </table:table-cell>
          <table:table-cell office:value-type="float" office:value="49.8" calcext:value-type="float">
            <text:p>49.8</text:p>
          </table:table-cell>
          <table:table-cell table:formula="of:=20*LOG10([.D25]/[.C25])" office:value-type="float" office:value="-4.2833900855927" calcext:value-type="float">
            <text:p>-4.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98.7" calcext:value-type="float">
            <text:p>298.7</text:p>
          </table:table-cell>
          <table:table-cell office:value-type="float" office:value="223.56" calcext:value-type="float">
            <text:p>223.56</text:p>
          </table:table-cell>
          <table:table-cell office:value-type="float" office:value="38.4" calcext:value-type="float">
            <text:p>38.4</text:p>
          </table:table-cell>
          <table:table-cell table:formula="of:=20*LOG10([.D26]/[.C26])" office:value-type="float" office:value="-2.51682243320522" calcext:value-type="float">
            <text:p>-2.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06.83" calcext:value-type="float">
            <text:p>306.83</text:p>
          </table:table-cell>
          <table:table-cell office:value-type="float" office:value="249.83" calcext:value-type="float">
            <text:p>249.83</text:p>
          </table:table-cell>
          <table:table-cell office:value-type="float" office:value="30.9" calcext:value-type="float">
            <text:p>30.9</text:p>
          </table:table-cell>
          <table:table-cell table:formula="of:=20*LOG10([.D27]/[.C27])" office:value-type="float" office:value="-1.78506464193554" calcext:value-type="float">
            <text:p>-1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03.45" calcext:value-type="float">
            <text:p>303.45</text:p>
          </table:table-cell>
          <table:table-cell office:value-type="float" office:value="260.83" calcext:value-type="float">
            <text:p>260.83</text:p>
          </table:table-cell>
          <table:table-cell office:value-type="float" office:value="25.91" calcext:value-type="float">
            <text:p>25.91</text:p>
          </table:table-cell>
          <table:table-cell table:formula="of:=20*LOG10([.D28]/[.C28])" office:value-type="float" office:value="-1.31459200904704" calcext:value-type="float">
            <text:p>-1.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0.42" calcext:value-type="float">
            <text:p>300.42</text:p>
          </table:table-cell>
          <table:table-cell office:value-type="float" office:value="266.25" calcext:value-type="float">
            <text:p>266.25</text:p>
          </table:table-cell>
          <table:table-cell office:value-type="float" office:value="21.99" calcext:value-type="float">
            <text:p>21.99</text:p>
          </table:table-cell>
          <table:table-cell table:formula="of:=20*LOG10([.D29]/[.C29])" office:value-type="float" office:value="-1.04878450671517" calcext:value-type="float">
            <text:p>-1.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00.62" calcext:value-type="float">
            <text:p>300.62</text:p>
          </table:table-cell>
          <table:table-cell office:value-type="float" office:value="274.2" calcext:value-type="float">
            <text:p>274.2</text:p>
          </table:table-cell>
          <table:table-cell office:value-type="float" office:value="19.1" calcext:value-type="float">
            <text:p>19.1</text:p>
          </table:table-cell>
          <table:table-cell table:formula="of:=20*LOG10([.D30]/[.C30])" office:value-type="float" office:value="-0.799008400225963" calcext:value-type="float">
            <text:p>-0.8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99.68" calcext:value-type="float">
            <text:p>299.68</text:p>
          </table:table-cell>
          <table:table-cell office:value-type="float" office:value="275.27" calcext:value-type="float">
            <text:p>275.27</text:p>
          </table:table-cell>
          <table:table-cell office:value-type="float" office:value="14.15" calcext:value-type="float">
            <text:p>14.15</text:p>
          </table:table-cell>
          <table:table-cell table:formula="of:=20*LOG10([.D31]/[.C31])" office:value-type="float" office:value="-0.737977543363101" calcext:value-type="float">
            <text:p>-0.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02.96" calcext:value-type="float">
            <text:p>302.96</text:p>
          </table:table-cell>
          <table:table-cell office:value-type="float" office:value="281.75" calcext:value-type="float">
            <text:p>281.75</text:p>
          </table:table-cell>
          <table:table-cell office:value-type="float" office:value="12.35" calcext:value-type="float">
            <text:p>12.35</text:p>
          </table:table-cell>
          <table:table-cell table:formula="of:=20*LOG10([.D32]/[.C32])" office:value-type="float" office:value="-0.630427347892513" calcext:value-type="float">
            <text:p>-0.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02.54" calcext:value-type="float">
            <text:p>302.54</text:p>
          </table:table-cell>
          <table:table-cell office:value-type="float" office:value="283.59" calcext:value-type="float">
            <text:p>283.59</text:p>
          </table:table-cell>
          <table:table-cell office:value-type="float" office:value="13.33" calcext:value-type="float">
            <text:p>13.33</text:p>
          </table:table-cell>
          <table:table-cell table:formula="of:=20*LOG10([.D33]/[.C33])" office:value-type="float" office:value="-0.561837798963098" calcext:value-type="float">
            <text:p>-0.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07.6" calcext:value-type="float">
            <text:p>307.6</text:p>
          </table:table-cell>
          <table:table-cell office:value-type="float" office:value="296.12" calcext:value-type="float">
            <text:p>296.12</text:p>
          </table:table-cell>
          <table:table-cell office:value-type="float" office:value="6.14" calcext:value-type="float">
            <text:p>6.14</text:p>
          </table:table-cell>
          <table:table-cell table:formula="of:=20*LOG10([.D34]/[.C34])" office:value-type="float" office:value="-0.330371808384584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303.94" calcext:value-type="float">
            <text:p>303.94</text:p>
          </table:table-cell>
          <table:table-cell office:value-type="float" office:value="294.23" calcext:value-type="float">
            <text:p>294.23</text:p>
          </table:table-cell>
          <table:table-cell office:value-type="float" office:value="5.51" calcext:value-type="float">
            <text:p>5.51</text:p>
          </table:table-cell>
          <table:table-cell table:formula="of:=20*LOG10([.D35]/[.C35])" office:value-type="float" office:value="-0.282018147235056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304.54" calcext:value-type="float">
            <text:p>304.54</text:p>
          </table:table-cell>
          <table:table-cell office:value-type="float" office:value="294.5" calcext:value-type="float">
            <text:p>294.5</text:p>
          </table:table-cell>
          <table:table-cell office:value-type="float" office:value="1.11" calcext:value-type="float">
            <text:p>1.11</text:p>
          </table:table-cell>
          <table:table-cell table:formula="of:=20*LOG10([.D36]/[.C36])" office:value-type="float" office:value="-0.291180885544209" calcext:value-type="float">
            <text:p>-0.2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307.58" calcext:value-type="float">
            <text:p>307.58</text:p>
          </table:table-cell>
          <table:table-cell office:value-type="float" office:value="297.13" calcext:value-type="float">
            <text:p>297.13</text:p>
          </table:table-cell>
          <table:table-cell office:value-type="float" office:value="0.33" calcext:value-type="float">
            <text:p>0.33</text:p>
          </table:table-cell>
          <table:table-cell table:formula="of:=20*LOG10([.D37]/[.C37])" office:value-type="float" office:value="-0.300231792899268" calcext:value-type="float">
            <text:p>-0.3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310.04" calcext:value-type="float">
            <text:p>310.04</text:p>
          </table:table-cell>
          <table:table-cell office:value-type="float" office:value="298.72" calcext:value-type="float">
            <text:p>298.72</text:p>
          </table:table-cell>
          <table:table-cell office:value-type="float" office:value="0.22" calcext:value-type="float">
            <text:p>0.22</text:p>
          </table:table-cell>
          <table:table-cell table:formula="of:=20*LOG10([.D38]/[.C38])" office:value-type="float" office:value="-0.323068552237816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float" office:value="310.85" calcext:value-type="float">
            <text:p>310.85</text:p>
          </table:table-cell>
          <table:table-cell office:value-type="float" office:value="298.74" calcext:value-type="float">
            <text:p>298.74</text:p>
          </table:table-cell>
          <table:table-cell office:value-type="float" office:value="-0.29" calcext:value-type="float">
            <text:p>-0.29</text:p>
          </table:table-cell>
          <table:table-cell table:formula="of:=20*LOG10([.D39]/[.C39])" office:value-type="float" office:value="-0.34514990090143" calcext:value-type="float">
            <text:p>-0.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310.98" calcext:value-type="float">
            <text:p>310.98</text:p>
          </table:table-cell>
          <table:table-cell office:value-type="float" office:value="297.17" calcext:value-type="float">
            <text:p>297.17</text:p>
          </table:table-cell>
          <table:table-cell office:value-type="float" office:value="-0.88" calcext:value-type="float">
            <text:p>-0.88</text:p>
          </table:table-cell>
          <table:table-cell table:formula="of:=20*LOG10([.D40]/[.C40])" office:value-type="float" office:value="-0.394549899118078" calcext:value-type="float">
            <text:p>-0.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00" calcext:value-type="float">
            <text:p>7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Noise floo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Urms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42.8" calcext:value-type="float">
            <text:p>42.8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42" calcext:value-type="float">
            <text:p>42</text:p>
          </table:table-cell>
          <table:table-cell office:value-type="float" office:value="5.64" calcext:value-type="float">
            <text:p>5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4:32:50.890440292</meta:creation-date>
    <dc:date>2024-06-15T22:26:25.241257859</dc:date>
    <meta:editing-duration>PT24M11S</meta:editing-duration>
    <meta:editing-cycles>3</meta:editing-cycles>
    <meta:generator>LibreOffice/7.3.7.2$Linux_X86_64 LibreOffice_project/30$Build-2</meta:generator>
    <meta:document-statistic meta:table-count="2" meta:cell-count="23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plot-area chart:style-name="ch2" table:cell-range-address="'Voltage channel amplification'.C6:'Voltage channel amplification'.D19" svg:x="1.33cm" svg:y="0.18cm" svg:width="14.341cm" svg:height="7.664cm">
          <chart:coordinate-region svg:x="2.137cm" svg:y="0.38cm" svg:width="13.254cm" svg:height="6.817cm"/>
          <chart:axis chart:dimension="x" chart:name="primary-x" chart:style-name="ch3">
            <chart:title svg:x="7.834cm" svg:y="8.024cm" chart:style-name="ch4">
              <text:p>Uin [mV]</text:p>
            </chart:title>
          </chart:axis>
          <chart:axis chart:dimension="y" chart:name="primary-y" chart:style-name="ch3">
            <chart:title svg:x="0.451cm" svg:y="4.77cm" chart:style-name="ch5">
              <text:p>Uout [mV]</text:p>
            </chart:title>
            <chart:grid chart:style-name="ch6" chart:class="major"/>
          </chart:axis>
          <chart:series chart:style-name="ch7" chart:values-cell-range-address="'Voltage channel amplification'.D6:'Voltage channel amplification'.D19" chart:class="chart:scatter">
            <chart:domain table:cell-range-address="'Voltage channel amplification'.C6:'Voltage channel amplification'.C19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7">
                <text:p>32.7</text:p>
                <draw:g>
                  <svg:desc>'Voltage channel amplification'.C6:'Voltage channel amplification'.C19</svg:desc>
                </draw:g>
              </table:table-cell>
              <table:table-cell office:value-type="float" office:value="14.32">
                <text:p>14.32</text:p>
                <draw:g>
                  <svg:desc>'Voltage channel amplification'.D6:'Voltage channel amplification'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44">
                <text:p>40.44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06">
                <text:p>49.06</text:p>
              </table:table-cell>
              <table:table-cell office:value-type="float" office:value="34.66">
                <text:p>3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">
                <text:p>59.7</text:p>
              </table:table-cell>
              <table:table-cell office:value-type="float" office:value="44.78">
                <text:p>44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35">
                <text:p>70.35</text:p>
              </table:table-cell>
              <table:table-cell office:value-type="float" office:value="54.78">
                <text:p>54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67">
                <text:p>81.67</text:p>
              </table:table-cell>
              <table:table-cell office:value-type="float" office:value="65.37">
                <text:p>65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71">
                <text:p>90.71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06">
                <text:p>100.06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.84">
                <text:p>202.84</text:p>
              </table:table-cell>
              <table:table-cell office:value-type="float" office:value="171.21">
                <text:p>171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.16">
                <text:p>305.16</text:p>
              </table:table-cell>
              <table:table-cell office:value-type="float" office:value="260.65">
                <text:p>26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.96">
                <text:p>400.96</text:p>
              </table:table-cell>
              <table:table-cell office:value-type="float" office:value="344.13">
                <text:p>344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.08">
                <text:p>497.08</text:p>
              </table:table-cell>
              <table:table-cell office:value-type="float" office:value="431.88">
                <text:p>431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3.71">
                <text:p>603.71</text:p>
              </table:table-cell>
              <table:table-cell office:value-type="float" office:value="524.74">
                <text:p>524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9.74">
                <text:p>699.74</text:p>
              </table:table-cell>
              <table:table-cell office:value-type="float" office:value="611.94">
                <text:p>611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plot-area chart:style-name="ch2" table:cell-range-address="'Voltage channel amplification'.C6:'Voltage channel amplification'.C19 'Voltage channel amplification'.F6:'Voltage channel amplification'.F19" svg:x="1.33cm" svg:y="0.18cm" svg:width="14.34cm" svg:height="7.664cm">
          <chart:coordinate-region svg:x="2.242cm" svg:y="0.379cm" svg:width="13.149cm" svg:height="6.818cm"/>
          <chart:axis chart:dimension="x" chart:name="primary-x" chart:style-name="ch3">
            <chart:title svg:x="7.874cm" svg:y="8.024cm" chart:style-name="ch4">
              <text:p>Uin[mV]</text:p>
            </chart:title>
          </chart:axis>
          <chart:axis chart:dimension="y" chart:name="primary-y" chart:style-name="ch5">
            <chart:title svg:x="0.451cm" svg:y="4.546cm" chart:style-name="ch6">
              <text:p>A [V/V]</text:p>
            </chart:title>
            <chart:grid chart:style-name="ch7" chart:class="major"/>
          </chart:axis>
          <chart:series chart:style-name="ch8" chart:values-cell-range-address="'Voltage channel amplification'.F6:'Voltage channel amplification'.F19" chart:class="chart:scatter">
            <chart:domain table:cell-range-address="'Voltage channel amplification'.C6:'Voltage channel amplification'.C19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7">
                <text:p>32.7</text:p>
                <draw:g>
                  <svg:desc>'Voltage channel amplification'.C6:'Voltage channel amplification'.C19</svg:desc>
                </draw:g>
              </table:table-cell>
              <table:table-cell office:value-type="float" office:value="0.437920489296636">
                <text:p>0.437920489296636</text:p>
                <draw:g>
                  <svg:desc>'Voltage channel amplification'.F6:'Voltage channel amplification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44">
                <text:p>40.44</text:p>
              </table:table-cell>
              <table:table-cell office:value-type="float" office:value="0.619188921859545">
                <text:p>0.619188921859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06">
                <text:p>49.06</text:p>
              </table:table-cell>
              <table:table-cell office:value-type="float" office:value="0.706481858948227">
                <text:p>0.706481858948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">
                <text:p>59.7</text:p>
              </table:table-cell>
              <table:table-cell office:value-type="float" office:value="0.750083752093802">
                <text:p>0.75008375209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35">
                <text:p>70.35</text:p>
              </table:table-cell>
              <table:table-cell office:value-type="float" office:value="0.778678038379531">
                <text:p>0.778678038379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67">
                <text:p>81.67</text:p>
              </table:table-cell>
              <table:table-cell office:value-type="float" office:value="0.800416309538386">
                <text:p>0.800416309538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71">
                <text:p>90.71</text:p>
              </table:table-cell>
              <table:table-cell office:value-type="float" office:value="0.808400396869143">
                <text:p>0.808400396869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06">
                <text:p>100.06</text:p>
              </table:table-cell>
              <table:table-cell office:value-type="float" office:value="0.811013391964821">
                <text:p>0.811013391964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.84">
                <text:p>202.84</text:p>
              </table:table-cell>
              <table:table-cell office:value-type="float" office:value="0.844064287122855">
                <text:p>0.844064287122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.16">
                <text:p>305.16</text:p>
              </table:table-cell>
              <table:table-cell office:value-type="float" office:value="0.854142089395727">
                <text:p>0.854142089395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.96">
                <text:p>400.96</text:p>
              </table:table-cell>
              <table:table-cell office:value-type="float" office:value="0.858265163607342">
                <text:p>0.858265163607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.08">
                <text:p>497.08</text:p>
              </table:table-cell>
              <table:table-cell office:value-type="float" office:value="0.868833990504547">
                <text:p>0.868833990504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3.71">
                <text:p>603.71</text:p>
              </table:table-cell>
              <table:table-cell office:value-type="float" office:value="0.869192161799539">
                <text:p>0.869192161799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9.74">
                <text:p>699.74</text:p>
              </table:table-cell>
              <table:table-cell office:value-type="float" office:value="0.874524823505874">
                <text:p>0.874524823505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plot-area chart:style-name="ch2" table:cell-range-address="'Voltage channel amplification'.B25:'Voltage channel amplification'.B40 'Voltage channel amplification'.F25:'Voltage channel amplification'.F40" svg:x="1.33cm" svg:y="0.18cm" svg:width="14.341cm" svg:height="7.665cm">
          <chart:coordinate-region svg:x="2.348cm" svg:y="0.379cm" svg:width="13.044cm" svg:height="7.267cm"/>
          <chart:axis chart:dimension="x" chart:name="primary-x" chart:style-name="ch3">
            <chart:title svg:x="8.086cm" svg:y="8.025cm" chart:style-name="ch4">
              <text:p>f [Hz]</text:p>
            </chart:title>
          </chart:axis>
          <chart:axis chart:dimension="y" chart:name="primary-y" chart:style-name="ch5">
            <chart:title svg:x="0.451cm" svg:y="4.493cm" chart:style-name="ch6">
              <text:p>A [dB]</text:p>
            </chart:title>
            <chart:grid chart:style-name="ch7" chart:class="major"/>
          </chart:axis>
          <chart:series chart:style-name="ch8" chart:values-cell-range-address="'Voltage channel amplification'.F25:'Voltage channel amplification'.F40" chart:class="chart:scatter">
            <chart:domain table:cell-range-address="'Voltage channel amplification'.B25:'Voltage channel amplification'.B4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Voltage channel amplification'.B25:'Voltage channel amplification'.B40</svg:desc>
                </draw:g>
              </table:table-cell>
              <table:table-cell office:value-type="float" office:value="-4.2833900855927">
                <text:p>-4.2833900855927</text:p>
                <draw:g>
                  <svg:desc>'Voltage channel amplification'.F25:'Voltage channel amplification'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-2.51682243320522">
                <text:p>-2.51682243320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1.78506464193554">
                <text:p>-1.78506464193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-1.31459200904704">
                <text:p>-1.31459200904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1.04878450671517">
                <text:p>-1.04878450671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-0.799008400225963">
                <text:p>-0.79900840022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-0.737977543363101">
                <text:p>-0.737977543363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-0.630427347892513">
                <text:p>-0.630427347892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-0.561837798963098">
                <text:p>-0.561837798963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-0.330371808384584">
                <text:p>-0.330371808384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-0.282018147235056">
                <text:p>-0.282018147235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-0.291180885544209">
                <text:p>-0.291180885544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-0.300231792899268">
                <text:p>-0.300231792899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-0.323068552237816">
                <text:p>-0.323068552237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0.34514990090143">
                <text:p>-0.34514990090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-0.394549899118078">
                <text:p>-0.3945498991180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plot-area chart:style-name="ch2" table:cell-range-address="'Voltage channel amplification'.B25:'Voltage channel amplification'.B40 'Voltage channel amplification'.E25:'Voltage channel amplification'.E40" svg:x="1.33cm" svg:y="0.18cm" svg:width="14.34cm" svg:height="7.665cm">
          <chart:coordinate-region svg:x="2.057cm" svg:y="0.379cm" svg:width="13.334cm" svg:height="7.267cm"/>
          <chart:axis chart:dimension="x" chart:name="primary-x" chart:style-name="ch3">
            <chart:title svg:x="8.086cm" svg:y="8.025cm" chart:style-name="ch4">
              <text:p>f [Hz]</text:p>
            </chart:title>
          </chart:axis>
          <chart:axis chart:dimension="y" chart:name="primary-y" chart:style-name="ch3">
            <chart:title svg:x="0.451cm" svg:y="4.387cm" chart:style-name="ch5">
              <text:p>Φ [°]</text:p>
            </chart:title>
            <chart:grid chart:style-name="ch6" chart:class="major"/>
          </chart:axis>
          <chart:series chart:style-name="ch7" chart:values-cell-range-address="'Voltage channel amplification'.E25:'Voltage channel amplification'.E40" chart:class="chart:scatter">
            <chart:domain table:cell-range-address="'Voltage channel amplification'.B25:'Voltage channel amplification'.B4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Voltage channel amplification'.B25:'Voltage channel amplification'.B40</svg:desc>
                </draw:g>
              </table:table-cell>
              <table:table-cell office:value-type="float" office:value="49.8">
                <text:p>49.8</text:p>
                <draw:g>
                  <svg:desc>'Voltage channel amplification'.E25:'Voltage channel amplification'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-0.88">
                <text:p>-0.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